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center" style:justify-single-word="false" style:page-number="auto"/>
      <style:text-properties fo:font-size="28pt" officeooo:rsid="000a9ef9" officeooo:paragraph-rsid="000a9ef9" style:font-size-asian="28pt" style:font-size-complex="28pt"/>
    </style:style>
    <style:style style:name="P2" style:family="paragraph" style:parent-style-name="Text_20_body">
      <style:paragraph-properties fo:text-align="start" style:justify-single-word="false"/>
      <style:text-properties officeooo:paragraph-rsid="000a9ef9"/>
    </style:style>
    <style:style style:name="P3" style:family="paragraph" style:parent-style-name="Text_20_body">
      <style:paragraph-properties fo:text-align="start" style:justify-single-word="false"/>
      <style:text-properties officeooo:rsid="000a9ef9" officeooo:paragraph-rsid="000a9ef9"/>
    </style:style>
    <style:style style:name="P4" style:family="paragraph" style:parent-style-name="Standard">
      <style:text-properties officeooo:rsid="000a9ef9" officeooo:paragraph-rsid="000a9ef9"/>
    </style:style>
    <style:style style:name="P5" style:family="paragraph" style:parent-style-name="Standard">
      <style:text-properties officeooo:paragraph-rsid="000a9ef9"/>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master-page-name="Start_20_page_20_3">
      <style:paragraph-properties fo:line-height="150%" style:page-number="1"/>
    </style:style>
    <style:style style:name="P10" style:family="paragraph" style:parent-style-name="Text_20_body">
      <style:paragraph-properties fo:line-height="150%"/>
      <style:text-properties officeooo:rsid="00127efa" officeooo:paragraph-rsid="00127efa"/>
    </style:style>
    <style:style style:name="P11" style:family="paragraph" style:parent-style-name="Heading_20_2">
      <style:paragraph-properties fo:line-height="150%"/>
    </style:style>
    <style:style style:name="P12" style:family="paragraph" style:parent-style-name="Text_20_body">
      <style:paragraph-properties fo:line-height="150%"/>
      <style:text-properties fo:font-style="italic" officeooo:rsid="000eac1c" officeooo:paragraph-rsid="000eac1c" style:font-style-asian="italic" style:font-style-complex="italic"/>
    </style:style>
    <style:style style:name="P13" style:family="paragraph" style:parent-style-name="Heading_20_1">
      <style:paragraph-properties fo:line-height="150%"/>
    </style:style>
    <style:style style:name="P14" style:family="paragraph" style:parent-style-name="Text_20_body">
      <style:paragraph-properties fo:line-height="150%"/>
      <style:text-properties officeooo:rsid="00134b83" officeooo:paragraph-rsid="00134b83"/>
    </style:style>
    <style:style style:name="P15" style:family="paragraph" style:parent-style-name="Text_20_body">
      <style:paragraph-properties fo:line-height="150%"/>
      <style:text-properties fo:font-style="italic" officeooo:rsid="00134b83" officeooo:paragraph-rsid="00134b83" style:font-style-asian="italic" style:font-style-complex="italic"/>
    </style:style>
    <style:style style:name="P16" style:family="paragraph" style:parent-style-name="Heading_20_2">
      <style:paragraph-properties fo:line-height="150%"/>
      <style:text-properties officeooo:paragraph-rsid="000eac1c"/>
    </style:style>
    <style:style style:name="P17" style:family="paragraph" style:parent-style-name="Text_20_body">
      <style:paragraph-properties fo:line-height="150%"/>
      <style:text-properties fo:font-style="italic" officeooo:rsid="0014f28b" officeooo:paragraph-rsid="0014f28b" style:font-style-asian="italic" style:font-style-complex="italic"/>
    </style:style>
    <style:style style:name="P18" style:family="paragraph" style:parent-style-name="Text_20_body">
      <style:paragraph-properties fo:line-height="150%"/>
      <style:text-properties officeooo:rsid="0014f28b" officeooo:paragraph-rsid="0014f28b"/>
    </style:style>
    <style:style style:name="P19" style:family="paragraph" style:parent-style-name="Text_20_body" style:list-style-name="L1">
      <style:paragraph-properties fo:line-height="150%"/>
      <style:text-properties officeooo:rsid="0014f28b" officeooo:paragraph-rsid="0014f28b"/>
    </style:style>
    <style:style style:name="P20" style:family="paragraph" style:parent-style-name="Text_20_body" style:list-style-name="L1">
      <style:paragraph-properties fo:line-height="150%"/>
      <style:text-properties officeooo:rsid="0014f28b" officeooo:paragraph-rsid="0016ab2f"/>
    </style:style>
    <style:style style:name="P21" style:family="paragraph" style:parent-style-name="Text_20_body" style:list-style-name="L1">
      <style:paragraph-properties fo:line-height="150%"/>
    </style:style>
    <style:style style:name="P22" style:family="paragraph" style:parent-style-name="Text_20_body">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3">
      <style:paragraph-properties fo:line-height="150%"/>
    </style:style>
    <style:style style:name="P25" style:family="paragraph" style:parent-style-name="Text_20_body">
      <style:paragraph-properties fo:line-height="150%"/>
      <style:text-properties officeooo:rsid="0016aede" officeooo:paragraph-rsid="0016aede"/>
    </style:style>
    <style:style style:name="P26" style:family="paragraph" style:parent-style-name="Text_20_body" style:list-style-name="L4">
      <style:paragraph-properties fo:line-height="150%"/>
      <style:text-properties officeooo:paragraph-rsid="0016aede"/>
    </style:style>
    <style:style style:name="P27" style:family="paragraph" style:parent-style-name="Text_20_body">
      <style:paragraph-properties fo:line-height="150%"/>
      <style:text-properties officeooo:paragraph-rsid="0016aede"/>
    </style:style>
    <style:style style:name="P28" style:family="paragraph" style:parent-style-name="Text_20_body" style:list-style-name="L5">
      <style:paragraph-properties fo:line-height="150%"/>
      <style:text-properties officeooo:paragraph-rsid="0016aede"/>
    </style:style>
    <style:style style:name="P29" style:family="paragraph" style:parent-style-name="Text_20_body" style:list-style-name="L6">
      <style:paragraph-properties fo:line-height="150%"/>
      <style:text-properties officeooo:paragraph-rsid="0016aede"/>
    </style:style>
    <style:style style:name="P30" style:family="paragraph" style:parent-style-name="Text_20_body">
      <style:paragraph-properties fo:line-height="150%"/>
      <style:text-properties officeooo:paragraph-rsid="0017a36d"/>
    </style:style>
    <style:style style:name="P31" style:family="paragraph" style:parent-style-name="Text_20_body" style:list-style-name="L7">
      <style:paragraph-properties fo:line-height="150%"/>
      <style:text-properties officeooo:paragraph-rsid="0017a36d"/>
    </style:style>
    <style:style style:name="P32" style:family="paragraph" style:parent-style-name="Text_20_body" style:list-style-name="L8">
      <style:paragraph-properties fo:line-height="150%"/>
      <style:text-properties officeooo:paragraph-rsid="0017a36d"/>
    </style:style>
    <style:style style:name="P33" style:family="paragraph" style:parent-style-name="Text_20_body" style:list-style-name="L9">
      <style:paragraph-properties fo:line-height="150%"/>
      <style:text-properties officeooo:paragraph-rsid="0017a36d"/>
    </style:style>
    <style:style style:name="P34" style:family="paragraph" style:parent-style-name="Text_20_body" style:list-style-name="L10">
      <style:paragraph-properties fo:line-height="150%"/>
      <style:text-properties officeooo:paragraph-rsid="0017a36d"/>
    </style:style>
    <style:style style:name="P35" style:family="paragraph" style:parent-style-name="Text_20_body">
      <style:paragraph-properties fo:line-height="150%"/>
      <style:text-properties fo:font-style="italic" style:text-underline-style="none" style:font-style-asian="italic" style:font-style-complex="italic"/>
    </style:style>
    <style:style style:name="P36" style:family="paragraph" style:parent-style-name="Text_20_body">
      <style:paragraph-properties fo:line-height="150%"/>
      <style:text-properties fo:font-style="italic" style:text-underline-style="none" officeooo:paragraph-rsid="0016aed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eac1c"/>
    </style:style>
    <style:style style:name="T4" style:family="text">
      <style:text-properties officeooo:rsid="0014f28b"/>
    </style:style>
    <style:style style:name="T5" style:family="text">
      <style:text-properties officeooo:rsid="0016ab2f"/>
    </style:style>
    <style:style style:name="T6" style:family="text">
      <style:text-properties officeooo:rsid="0016aed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_1442928061"/>Goddit – reddit in Go<text:bookmark-end text:name="__RefHeading___Toc3_1442928061"/></text:h>
      <text:p text:style-name="P2"/>
      <text:p text:style-name="P3">Name: Buster Antvorskov (buan0001)</text:p>
      <text:p text:style-name="P3">Delivery date: 07/10/2025</text:p>
      <text:p text:style-name="P4">To be added in final report:</text:p>
      <text:p text:style-name="P5">➢ Group number</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_1442928061" text:style-name="Index_20_Link" text:visited-style-name="Index_20_Link">Goddit – reddit in Go<text:tab/>1</text:a></text:p>
          <text:p text:style-name="P7"><text:a xlink:type="simple" xlink:href="#__RefHeading___Toc300_1442928061" text:style-name="Index_20_Link" text:visited-style-name="Index_20_Link">1. Introduction<text:tab/>1</text:a></text:p>
          <text:p text:style-name="P8"><text:a xlink:type="simple" xlink:href="#__RefHeading___Toc1013_1442928061" text:style-name="Index_20_Link" text:visited-style-name="Index_20_Link">1.1 Problem description (+ architecture schema of the whole system)<text:tab/>1</text:a></text:p>
          <text:p text:style-name="P8"><text:a xlink:type="simple" xlink:href="#__RefHeading___Toc375_2359740620" text:style-name="Index_20_Link" text:visited-style-name="Index_20_Link">1.2. Explanation of choices for databases and programming languages, and other tools.<text:tab/>1</text:a></text:p>
          <text:p text:style-name="P7"><text:a xlink:type="simple" xlink:href="#__RefHeading___Toc808_1442928061" text:style-name="Index_20_Link" text:visited-style-name="Index_20_Link">2. Relational database<text:tab/>1</text:a></text:p>
          <text:p text:style-name="P8"><text:a xlink:type="simple" xlink:href="#__RefHeading___Toc1015_1442928061" text:style-name="Index_20_Link" text:visited-style-name="Index_20_Link">2.1. Intro to relational databases<text:tab/>1</text:a></text:p>
          <text:p text:style-name="P8"><text:a xlink:type="simple" xlink:href="#__RefHeading___Toc1017_1442928061" text:style-name="Index_20_Link" text:visited-style-name="Index_20_Link">2.2. Database design<text:tab/>1</text:a></text:p>
          <text:p text:style-name="P8"><text:a xlink:type="simple" xlink:href="#__RefHeading___Toc1019_1442928061" text:style-name="Index_20_Link" text:visited-style-name="Index_20_Link">2.2.1. Entity/Relationship Model (Conceptual -&gt; Logical -&gt; Physical model)<text:tab/>2</text:a></text:p>
          <text:p text:style-name="P8"><text:a xlink:type="simple" xlink:href="#__RefHeading___Toc1021_1442928061" text:style-name="Index_20_Link" text:visited-style-name="Index_20_Link">2.2.2. Normalization process<text:tab/>2</text:a></text:p>
          <text:p text:style-name="P8"><text:a xlink:type="simple" xlink:href="#__RefHeading___Toc1023_1442928061" text:style-name="Index_20_Link" text:visited-style-name="Index_20_Link">2.3. Physical data model<text:tab/>2</text:a></text:p>
          <text:p text:style-name="P8"><text:a xlink:type="simple" xlink:href="#__RefHeading___Toc1025_1442928061" text:style-name="Index_20_Link" text:visited-style-name="Index_20_Link">2.3.1. Data types<text:tab/>2</text:a></text:p>
          <text:p text:style-name="P8"><text:a xlink:type="simple" xlink:href="#__RefHeading___Toc1027_1442928061" text:style-name="Index_20_Link" text:visited-style-name="Index_20_Link">2.3.2. Primary and foreign<text:tab/>3</text:a></text:p>
          <text:p text:style-name="P8"><text:a xlink:type="simple" xlink:href="#__RefHeading___Toc1029_1442928061" text:style-name="Index_20_Link" text:visited-style-name="Index_20_Link">2.3.3. Indexes<text:tab/>4</text:a></text:p>
          <text:p text:style-name="P8"><text:a xlink:type="simple" xlink:href="#__RefHeading___Toc1031_1442928061" text:style-name="Index_20_Link" text:visited-style-name="Index_20_Link">2.3.4. Constraints and referential integrity<text:tab/>4</text:a></text:p>
          <text:p text:style-name="P8"><text:a xlink:type="simple" xlink:href="#__RefHeading___Toc1033_1442928061" text:style-name="Index_20_Link" text:visited-style-name="Index_20_Link">2.4. Stored objects – stored procedures / functions, views, triggers, events<text:tab/>5</text:a></text:p>
          <text:p text:style-name="P8"><text:a xlink:type="simple" xlink:href="#__RefHeading___Toc1035_1442928061" text:style-name="Index_20_Link" text:visited-style-name="Index_20_Link">2.5. Transactions. Explanation of the structure and implementation of transactions<text:tab/>5</text:a></text:p>
          <text:p text:style-name="P8"><text:a xlink:type="simple" xlink:href="#__RefHeading___Toc1037_1442928061" text:style-name="Index_20_Link" text:visited-style-name="Index_20_Link">2.6. Auditing. Explanation of the audit structure implemented with triggers<text:tab/>6</text:a></text:p>
          <text:p text:style-name="P8"><text:a xlink:type="simple" xlink:href="#__RefHeading___Toc1039_1442928061" text:style-name="Index_20_Link" text:visited-style-name="Index_20_Link">2.7. Security.<text:tab/>6</text:a></text:p>
          <text:p text:style-name="P8"><text:a xlink:type="simple" xlink:href="#__RefHeading___Toc1041_1442928061" text:style-name="Index_20_Link" text:visited-style-name="Index_20_Link">2.7.1. Explanation of users and privileges<text:tab/>6</text:a></text:p>
          <text:p text:style-name="P8"><text:a xlink:type="simple" xlink:href="#__RefHeading___Toc1043_1442928061" text:style-name="Index_20_Link" text:visited-style-name="Index_20_Link">2.7.2. SQL Injection – what is it and how it is dealt with in the project?<text:tab/>6</text:a></text:p>
          <text:p text:style-name="P8"><text:a xlink:type="simple" xlink:href="#__RefHeading___Toc1045_1442928061" text:style-name="Index_20_Link" text:visited-style-name="Index_20_Link">2.8. Description of the CRUD application for RDBMS<text:tab/>6</text:a></text:p>
        </text:index-body>
      </text:table-of-content>
      <text:p text:style-name="Standard"/>
      <text:p text:style-name="Standard"/>
      <text:h text:style-name="P9" text:outline-level="1"><text:bookmark-start text:name="__RefHeading___Toc300_1442928061"/>1. Introduction<text:bookmark-end text:name="__RefHeading___Toc300_1442928061"/></text:h>
      <text:p text:style-name="P10">This report describes the “Goddit” project, a Reddit clone made in golang. “Clone” is here used quite liberally, as there’s many features not yet supported, along with a few features working differently to <text:span text:style-name="T1">the real thing</text:span><text:span text:style-name="T2">. At the end of the day Goddit isn’t much more than a forum with a few features added on top, so an interesting database design will mainly arise not through complexity granted by a multitude of tables, but by working with the data in interesting ways.</text:span></text:p>
      <text:h text:style-name="P11" text:outline-level="2"><text:bookmark-start text:name="__RefHeading___Toc1013_1442928061"/><text:span text:style-name="T3">1.1 </text:span>Problem description (+ architecture schema of the whole system)<text:bookmark-end text:name="__RefHeading___Toc1013_1442928061"/></text:h>
      <text:p text:style-name="P12">System Schema is not ready yet. Will be filled out once a backend is attached.</text:p>
      <text:h text:style-name="P11" text:outline-level="2"><text:bookmark-start text:name="__RefHeading___Toc375_2359740620"/>1.2. Explanation of choices for databases and programming languages, and other tools.<text:bookmark-end text:name="__RefHeading___Toc375_2359740620"/></text:h>
      <text:p text:style-name="P12">No real technology choices have been made yet. Will be filled out once a backend is attached</text:p>
      <text:h text:style-name="P13" text:outline-level="1"><text:bookmark-start text:name="__RefHeading___Toc808_1442928061"/>2. Relational database<text:bookmark-end text:name="__RefHeading___Toc808_1442928061"/></text:h>
      <text:h text:style-name="P11" text:outline-level="2"><text:bookmark-start text:name="__RefHeading___Toc1015_1442928061"/>2.1. Intro to relational databases<text:bookmark-end text:name="__RefHeading___Toc1015_1442928061"/></text:h>
      <text:p text:style-name="P14">Despite being one of the oldest technologies still <text:s/>used in modern software development, SQL databases are still the clear favourites when it comes to storing data in a structured manner. Although SQL databases have made great advances in the time since their first implementations, many of the principles have remained the same throughout the last 50 years.</text:p>
      <text:p text:style-name="P14">The flexibility, speed and data integrity that normali<text:span text:style-name="T4">z</text:span>ation, along with the associated query language, provides have proven to be hard to beat.</text:p>
      <text:p text:style-name="P14">In this section I wish to delve further into the details of relational databases, to examine their strengths and how they solve various relevant problems.</text:p>
      <text:h text:style-name="P11" text:outline-level="2"><text:bookmark-start text:name="__RefHeading___Toc1017_1442928061"/>2.2. Database design<text:bookmark-end text:name="__RefHeading___Toc1017_1442928061"/></text:h>
      <text:p text:style-name="P15">Will elaborate further in final report.</text:p>
      <text:h text:style-name="P16" text:outline-level="2"><text:bookmark-start text:name="__RefHeading___Toc1019_1442928061"/><text:soft-page-break/>2.2.1. Entity/Relationship Model (Conceptual -&gt; Logical -&gt; Physical model)<text:bookmark-end text:name="__RefHeading___Toc1019_1442928061"/></text:h>
      <text:p text:style-name="P17">See /docs in the project folder where both a conceptual and physical ER diagram are provided.</text:p>
      <text:p text:style-name="P17">I will discuss them further in the final report</text:p>
      <text:h text:style-name="P11" text:outline-level="2"><text:bookmark-start text:name="__RefHeading___Toc1021_1442928061"/>2.2.<text:span text:style-name="T3">2</text:span>. Normalization process<text:bookmark-end text:name="__RefHeading___Toc1021_1442928061"/></text:h>
      <text:p text:style-name="P18">In order for a SQL database to be functional, the principle of normalization must be fulfilled. This isn’t strictly a single principle, as there’s multiple <text:span text:style-name="T1">levels </text:span>of normalization. However, they all share the same purpose of fracturing data into components, in such a way that no single field contains more than a single piece of information and in such a way that the same data is never duplicated in multiple places. There are multiple advantages of normalization, but namely:</text:p>
      <text:list text:style-name="L1">
        <text:list-item>
          <text:p text:style-name="P19">It guarantees data consistency <text:span text:style-name="T5">by only having a “single source of truth”. If a value that’s referenced by a lot of entries changes, only one change is required as long as this value isn’t nested inside each entry, but rather referenced by foreign key (FK).</text:span></text:p>
        </text:list-item>
        <text:list-item>
          <text:p text:style-name="P20">It makes it possible to combine different pieces of information in nearly endless ways. <text:span text:style-name="T5">By separating the data into as atomic parts as possible, it’s also possible, through the query language, to combine the data again in countless ways. This is highly advantageous when you rarely can foresee every useful way to represent the data upfront, as almost any future idea can be accommodated by a custom query.</text:span></text:p>
        </text:list-item>
        <text:list-item>
          <text:p text:style-name="P21"><text:span text:style-name="T5">Related to the point of data consistency: It makes the database much easier to maintain, as a single ch</text:span>ange only ever has to be made in one place, not only easing the hassle of data changes for the developer, but also increasing performance, as fewer writes and searches through the database for the relevant information have to be performed.</text:p>
        </text:list-item>
      </text:list>
      <text:h text:style-name="P11" text:outline-level="2"><text:bookmark-start text:name="__RefHeading___Toc1023_1442928061"/>2.3. Physical data model<text:bookmark-end text:name="__RefHeading___Toc1023_1442928061"/></text:h>
      <text:h text:style-name="P11" text:outline-level="2"><text:bookmark-start text:name="__RefHeading___Toc1025_1442928061"/>2.3.1. Data types<text:bookmark-end text:name="__RefHeading___Toc1025_1442928061"/></text:h>
      <text:p text:style-name="P22">The choice of data types in a database has significant implications for performance, storage, and data integrity. For example:</text:p>
      <text:list text:style-name="L2">
        <text:list-item>
          <text:p text:style-name="P23"><text:soft-page-break/><text:span text:style-name="Strong_20_Emphasis"><text:span text:style-name="Source_20_Text">INT</text:span></text:span>: Used for numeric values such as IDs and counters. It is efficient for indexing and arithmetic operations but may waste space if smaller ranges (e.g., <text:span text:style-name="Source_20_Text">TINYINT</text:span> or <text:span text:style-name="Source_20_Text">SMALLINT</text:span>) suffice.</text:p>
        </text:list-item>
        <text:list-item>
          <text:p text:style-name="P23"><text:span text:style-name="Strong_20_Emphasis"><text:span text:style-name="Source_20_Text">VARCHAR</text:span></text:span>: Allows variable-length strings, saving space compared to fixed-length types like <text:span text:style-name="Source_20_Text">CHAR</text:span>. However, it may introduce slight overhead due to dynamic storage management.</text:p>
        </text:list-item>
        <text:list-item>
          <text:p text:style-name="P23"><text:span text:style-name="Strong_20_Emphasis"><text:span text:style-name="Source_20_Text">BOOLEAN</text:span></text:span>: Represents true/false values but is often stored as <text:span text:style-name="Source_20_Text">TINYINT</text:span> (1 byte) in MySQL, which can lead to confusion.</text:p>
        </text:list-item>
        <text:list-item>
          <text:p text:style-name="P23"><text:span text:style-name="Strong_20_Emphasis"><text:span text:style-name="Source_20_Text">ENUM</text:span></text:span>: Useful for predefined sets of values (e.g., user roles). It is compact but less flexible if new values need to be added later.</text:p>
        </text:list-item>
        <text:list-item>
          <text:p text:style-name="P23"><text:span text:style-name="Strong_20_Emphasis"><text:span text:style-name="Source_20_Text">FLOAT</text:span></text:span>: Used for monetary values (<text:span text:style-name="Source_20_Text">amount_paid</text:span>). While it allows fractional values, it may introduce rounding errors. For precise calculations, <text:span text:style-name="Source_20_Text">DECIMAL</text:span> is often preferred.</text:p>
        </text:list-item>
      </text:list>
      <text:p text:style-name="P22"><text:span text:style-name="Strong_20_Emphasis">Size of the Types</text:span></text:p>
      <text:list text:style-name="L3">
        <text:list-item>
          <text:p text:style-name="P24"><text:span text:style-name="Source_20_Text">INT</text:span>: 4 bytes, supports values from -2,147,483,648 to 2,147,483,647.</text:p>
        </text:list-item>
        <text:list-item>
          <text:p text:style-name="P24"><text:span text:style-name="Source_20_Text">VARCHAR(n)</text:span>: Variable size, up to <text:span text:style-name="Source_20_Text">n</text:span> characters + 1 or 2 bytes for length metadata.</text:p>
        </text:list-item>
        <text:list-item>
          <text:p text:style-name="P24"><text:span text:style-name="Source_20_Text">BOOLEAN</text:span>: Stored as <text:span text:style-name="Source_20_Text">TINYINT</text:span> (1 byte).</text:p>
        </text:list-item>
        <text:list-item>
          <text:p text:style-name="P24"><text:span text:style-name="Source_20_Text">FLOAT(7,2)</text:span>: 4 bytes, with 7 digits of precision and 2 after the decimal point.</text:p>
        </text:list-item>
      </text:list>
      <text:p text:style-name="P25">Taking into consideration the storage required for the data types can be quite relevant when the amount of entries grows into the millions. Putting a lower limit on the size of a VARCHAR field can also prove a valuable way to save on storage in that case.</text:p>
      <text:h text:style-name="P11" text:outline-level="2"><text:bookmark-start text:name="__RefHeading___Toc1027_1442928061"/>2.3.2. Primary and foreign <text:bookmark-end text:name="__RefHeading___Toc1027_1442928061"/></text:h>
      <text:list text:style-name="L4">
        <text:list-item>
          <text:p text:style-name="P26"><text:span text:style-name="Strong_20_Emphasis">Primary Keys</text:span>: Ensure each row in a table is uniquely identifiable. For example, <text:span text:style-name="Source_20_Text">id</text:span> in <text:span text:style-name="Source_20_Text">Users</text:span> and <text:span text:style-name="Source_20_Text">Sub_goddits</text:span> serves as the unique identifier.</text:p>
        </text:list-item>
        <text:list-item>
          <text:p text:style-name="P26"><text:span text:style-name="Strong_20_Emphasis">Foreign Keys</text:span>: Establish relationships between tables, enforcing referential integrity. For instance, <text:span text:style-name="Source_20_Text">user_id</text:span> in <text:span text:style-name="Source_20_Text">User_activity</text:span> references <text:span text:style-name="Source_20_Text">Users(id)</text:span>.</text:p>
        </text:list-item>
      </text:list>
      <text:p text:style-name="P27"><text:span text:style-name="Strong_20_Emphasis">How They Are Being Used</text:span></text:p>
      <text:p text:style-name="P27"><text:span text:style-name="Strong_20_Emphasis">Primary Keys</text:span>: Auto-incremented integers are used for most tables, ensuring unique and sequential identifiers.</text:p>
      <text:p text:style-name="P27"><text:soft-page-break/><text:span text:style-name="Strong_20_Emphasis">Foreign Keys</text:span>: Used extensively to model relationships, such as:</text:p>
      <text:p text:style-name="P27"><text:span text:style-name="Source_20_Text">sub_id</text:span> in <text:span text:style-name="Source_20_Text">User_flairs</text:span> references <text:span text:style-name="Source_20_Text">Sub_goddits(id)</text:span>.</text:p>
      <text:p text:style-name="P27"><text:span text:style-name="Source_20_Text">user_id</text:span> in <text:span text:style-name="Source_20_Text">Subscriptions</text:span> references <text:span text:style-name="Source_20_Text">Users(id)</text:span>.</text:p>
      <text:p text:style-name="P22">These keys ensure that related data remains consistent and prevent orphaned records (e.g., a <text:span text:style-name="Source_20_Text">User_activity</text:span> entry without a corresponding <text:span text:style-name="Source_20_Text">Users</text:span> entry).</text:p>
      <text:h text:style-name="P11" text:outline-level="2"><text:bookmark-start text:name="__RefHeading___Toc1029_1442928061"/>2.3.3. Indexes<text:bookmark-end text:name="__RefHeading___Toc1029_1442928061"/></text:h>
      <text:p text:style-name="P27">Indexes improve query performance by allowing the database to locate rows more quickly. For example:</text:p>
      <text:p text:style-name="P27"><text:span text:style-name="Source_20_Text">INDEX idx_user_activity_user_id (user_id)</text:span> in <text:span text:style-name="Source_20_Text">User_activity</text:span> speeds up queries filtering by <text:span text:style-name="Source_20_Text">user_id</text:span>.</text:p>
      <text:p text:style-name="P22"><text:span text:style-name="Strong_20_Emphasis">Speed Difference</text:span><text:line-break/>Without indexes, the database performs a full table scan, which is inefficient for large datasets. With indexes, the database uses a B-tree or hash structure to locate rows in logarithmic time.</text:p>
      <text:p text:style-name="P27"><text:span text:style-name="Strong_20_Emphasis">Trade-off in Storage</text:span><text:line-break/>Indexes consume additional storage space and increase write overhead, <text:span text:style-name="T6">since creating an index on a field essentially means the data will be duplicated. An additional downside is that updates and inserts may take longer due to index maintenance.</text:span></text:p>
      <text:h text:style-name="P11" text:outline-level="2"><text:bookmark-start text:name="__RefHeading___Toc1031_1442928061"/>2.3.4. Constraints and referential integrity<text:bookmark-end text:name="__RefHeading___Toc1031_1442928061"/></text:h>
      <text:p text:style-name="P27">Constraints like <text:span text:style-name="Source_20_Text">FOREIGNKEY</text:span> and <text:span text:style-name="Source_20_Text">CHECK</text:span> enforce normalization by ensuring data consistency. For example:</text:p>
      <text:list text:style-name="L5">
        <text:list-item>
          <text:p text:style-name="P28"><text:span text:style-name="Source_20_Text">FOREIGN KEY(sub_id) REFERENCES Sub_goddits(id)</text:span> ensures that <text:span text:style-name="Source_20_Text">User_flairs</text:span> entries are tied to valid <text:span text:style-name="Source_20_Text">Sub_goddits</text:span>.</text:p>
        </text:list-item>
      </text:list>
      <text:p text:style-name="P27"><text:span text:style-name="Strong_20_Emphasis">“Single Source of Truth”</text:span><text:line-break/>Normalization ensures that data is not duplicated across tables, reducing redundancy. For example:</text:p>
      <text:list text:style-name="L6">
        <text:list-item>
          <text:p text:style-name="P29">The <text:span text:style-name="Source_20_Text">Subscriptions</text:span> table links <text:span text:style-name="Source_20_Text">Users</text:span> and <text:span text:style-name="Source_20_Text">Sub_goddits</text:span>, avoiding the need to store subscription data in both tables.</text:p>
        </text:list-item>
      </text:list>
      <text:p text:style-name="P30"><text:soft-page-break/><text:span text:style-name="Strong_20_Emphasis">No “Dangling” Data</text:span><text:line-break/>Referential integrity prevents "dangling" data. For instance:</text:p>
      <text:list text:style-name="L7">
        <text:list-item>
          <text:p text:style-name="P31"><text:span text:style-name="Source_20_Text">ON DELETE CASCADE</text:span> ensures that when a <text:span text:style-name="Source_20_Text">Sub_goddits</text:span> entry is deleted, related <text:span text:style-name="Source_20_Text">User_flairs</text:span> and <text:span text:style-name="Source_20_Text">Subscriptions</text:span> entries are also removed.</text:p>
        </text:list-item>
      </text:list>
      <text:h text:style-name="P11" text:outline-level="2"><text:bookmark-start text:name="__RefHeading___Toc1033_1442928061"/>2.4. Stored objects – stored procedures / functions, views, triggers, events<text:bookmark-end text:name="__RefHeading___Toc1033_1442928061"/></text:h>
      <text:p text:style-name="P30">Database programming involves embedding logic within the database itself, while application programming handles logic in the application layer. For example:</text:p>
      <text:list text:style-name="L8">
        <text:list-item>
          <text:p text:style-name="P32"><text:span text:style-name="Strong_20_Emphasis">Database Programming</text:span>: The <text:span text:style-name="Source_20_Text">update_daily_visitors</text:span> event recalculates <text:span text:style-name="Source_20_Text">daily_users</text:span> directly in the database.</text:p>
        </text:list-item>
        <text:list-item>
          <text:p text:style-name="P32"><text:span text:style-name="Strong_20_Emphasis">Application Programming</text:span>: The same logic could be implemented in the application, requiring additional queries.</text:p>
        </text:list-item>
      </text:list>
      <text:p text:style-name="P30"><text:span text:style-name="Strong_20_Emphasis">Pros</text:span>:</text:p>
      <text:list text:style-name="L9">
        <text:list-item>
          <text:p text:style-name="P33"><text:span text:style-name="Strong_20_Emphasis">Reduced Network Traffic</text:span>: Operations like <text:span text:style-name="Source_20_Text">update_daily_visitors</text:span> are executed entirely within the database, reducing the need for multiple queries from the application</text:p>
        </text:list-item>
        <text:list-item>
          <text:p text:style-name="P33"><text:span text:style-name="Strong_20_Emphasis">Centralized Logic</text:span>: Triggers like <text:span text:style-name="Source_20_Text">after_subscribe</text:span> ensure consistent behavior across all applications interacting with the database.</text:p>
        </text:list-item>
      </text:list>
      <text:p text:style-name="P30"><text:span text:style-name="Strong_20_Emphasis">Cons</text:span>:</text:p>
      <text:list text:style-name="L10">
        <text:list-item>
          <text:p text:style-name="P34"><text:span text:style-name="Strong_20_Emphasis">Harder to Debug</text:span>: Errors in stored objects like triggers or events can be harder to trace compared to application code.</text:p>
        </text:list-item>
        <text:list-item>
          <text:p text:style-name="P34"><text:span text:style-name="Strong_20_Emphasis">Limited Flexibility</text:span>: Changes to stored objects require database-level access and may disrupt live systems.</text:p>
        </text:list-item>
      </text:list>
      <text:h text:style-name="P11" text:outline-level="2"><text:bookmark-start text:name="__RefHeading___Toc1035_1442928061"/>2.5. Transactions. Explanation of the structure and implementation of transactions<text:bookmark-end text:name="__RefHeading___Toc1035_1442928061"/></text:h>
      <text:p text:style-name="P35">Not yet implemented</text:p>
      <text:h text:style-name="P11" text:outline-level="2"><text:bookmark-start text:name="__RefHeading___Toc1037_1442928061"/><text:soft-page-break/>2.6. Auditing. Explanation of the audit structure implemented with triggers<text:bookmark-end text:name="__RefHeading___Toc1037_1442928061"/></text:h>
      <text:p text:style-name="P36">Not yet implemented</text:p>
      <text:h text:style-name="P11" text:outline-level="2"><text:bookmark-start text:name="__RefHeading___Toc1039_1442928061"/>2.7. Security. <text:bookmark-end text:name="__RefHeading___Toc1039_1442928061"/></text:h>
      <text:p text:style-name="P36">Not yet implemented</text:p>
      <text:h text:style-name="P11" text:outline-level="2"><text:bookmark-start text:name="__RefHeading___Toc1041_1442928061"/>2.7.1. Explanation of users and privileges<text:bookmark-end text:name="__RefHeading___Toc1041_1442928061"/></text:h>
      <text:p text:style-name="P36">Not yet implemented</text:p>
      <text:h text:style-name="P11" text:outline-level="2"><text:bookmark-start text:name="__RefHeading___Toc1043_1442928061"/>2.7.2. SQL Injection – what is it and how it is dealt with in the project?<text:bookmark-end text:name="__RefHeading___Toc1043_1442928061"/></text:h>
      <text:p text:style-name="P36">Not yet implemented</text:p>
      <text:h text:style-name="P11" text:outline-level="2"><text:bookmark-start text:name="__RefHeading___Toc1045_1442928061"/>2.8. Description of the CRUD application for RDBMS<text:bookmark-end text:name="__RefHeading___Toc1045_1442928061"/></text:h>
      <text:p text:style-name="P36">Not yet implemen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c1921" officeooo:paragraph-rsid="000c1921"/>
    </style:style>
    <style:style style:name="MP2"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Start_20_page_20_3" style:display-name="Start page 3" style:page-layout-name="Mpm4" draw:style-name="Mdp1">
      <style:footer>
        <text:p text:style-name="MP2"><text:page-number text:select-page="current">6</text:page-number></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End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36:36.808930200</meta:creation-date>
    <dc:date>2025-10-07T23:50:38.229103600</dc:date>
    <meta:editing-duration>PT7H24M39S</meta:editing-duration>
    <meta:editing-cycles>5</meta:editing-cycles>
    <meta:generator>LibreOffice/25.2.2.2$Windows_X86_64 LibreOffice_project/7370d4be9e3cf6031a51beef54ff3bda878e3fac</meta:generator>
    <meta:print-date>2025-10-07T23:14:33.734342300</meta:print-date>
    <meta:printed-by>PDF files</meta:printed-by>
    <meta:document-statistic meta:table-count="0" meta:image-count="0" meta:object-count="0" meta:page-count="8" meta:paragraph-count="106" meta:word-count="1479" meta:character-count="9458" meta:non-whitespace-character-count="8099"/>
  </office:meta>
</office:document-meta>
</file>